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3.75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558.74pt"/>
    </style:style>
    <style:style style:name="co8" style:family="table-column">
      <style:table-column-properties fo:break-before="auto" style:column-width="413.09pt"/>
    </style:style>
    <style:style style:name="co9" style:family="table-column">
      <style:table-column-properties fo:break-before="auto" style:column-width="15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Hardware_B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LIT_pas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PASS</text:p>
          </table:table-cell>
        </table:table-row>
      </table:table>
      <table:table table:name="Software_Bins" table:style-name="ta1"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oftware Bin Name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Good_F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Master_File" table:style-name="ta1"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C1602_testtable/191016_os.ods</text:p>
          </table:table-cell>
          <table:table-cell/>
        </table:table-row>
        <table:table-row table:style-name="ro1">
          <table:table-cell office:value-type="string" calcext:value-type="string">
            <text:p>GC1602_testtable/191016_parameter.ods</text:p>
          </table:table-cell>
          <table:table-cell/>
        </table:table-row>
        <table:table-row table:style-name="ro1">
          <table:table-cell office:value-type="string" calcext:value-type="string">
            <text:p>GC1602_testtable/191016_dft.ods</text:p>
          </table:table-cell>
          <table:table-cell/>
        </table:table-row>
        <table:table-row table:style-name="ro1">
          <table:table-cell office:value-type="string" calcext:value-type="string">
            <text:p>GC1602_testtable/191016_analog.ods</text:p>
          </table:table-cell>
          <table:table-cell/>
        </table:table-row>
        <table:table-row table:style-name="ro1">
          <table:table-cell office:value-type="string" calcext:value-type="string">
            <text:p>GC1602_testtable/191016_wcn.ods</text:p>
          </table:table-cell>
          <table:table-cell/>
        </table:table-row>
      </table:table>
      <table:table table:name="Alarm_Config" table:style-name="ta1"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Alarm Nam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Force Fail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Enable Binning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VERRANGE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</table:table>
      <table:table table:name="Profile_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Parameter</text:p>
          </table:table-cell>
          <table:table-cell office:value-type="string" calcext:value-type="string" table:number-columns-spanned="2" table:number-rows-spanned="1">
            <text:p>Value</text:p>
          </table:table-cell>
          <table:covered-table-cell/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/>
        </table:table-row>
        <table:table-row table:style-name="ro1">
          <table:table-cell office:value-type="string" calcext:value-type="string">
            <text:p>Main.**</text:p>
          </table:table-cell>
          <table:table-cell office:value-type="string" calcext:value-type="string">
            <text:p>messageLogLevel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in.**</text:p>
          </table:table-cell>
          <table:table-cell office:value-type="string" calcext:value-type="string">
            <text:p>loglevel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</table:table>
      <table:table table:name="Hardware_Bins_ba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table:style-name="Default"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PS_Leakage_D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IO_TIE_DF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EFUSE_B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LVDS_P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W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LIT_pa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Dyanmic_bind_fa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IL</text:p>
          </table:table-cell>
        </table:table-row>
      </table:table>
      <table:table table:name="Software_Bins_bak" table:style-name="ta1">
        <table:table-column table:style-name="co4" table:default-cell-style-name="ce1"/>
        <table:table-column table:style-name="co3" table:number-columns-repeated="5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oftware Bin Name</text:p>
          </table:table-cell>
          <table:table-cell table:style-name="Default" office:value-type="string" calcext:value-type="string">
            <text:p>Software Bin</text:p>
          </table:table-cell>
          <table:table-cell table:style-name="Default" office:value-type="string" calcext:value-type="string">
            <text:p>Hardware Bin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Defuse_read_null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use_write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use_read_all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use_read_UID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use_read_all_QA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use_read_null_QA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LL_BIST_CNT</text:p>
          </table:table-cell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LL_IO_FREQ</text:p>
          </table:table-cell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LK26M_BUF</text:p>
          </table:table-cell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LK26M_SINE_DRV</text:p>
          </table:table-cell>
          <table:table-cell office:value-type="float" office:value="604" calcext:value-type="float">
            <text:p>6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DR_DLL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HM_TEST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HM_TEST_QA</text:p>
          </table:table-cell>
          <table:table-cell office:value-type="float" office:value="1606" calcext:value-type="float">
            <text:p>16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PCOUT0_RAMP</text:p>
          </table:table-cell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PCOUT0_DC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PCOUT1_DC</text:p>
          </table:table-cell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NSOR_CHECK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SB20_Trim_BG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SB20_Trim_TerRes</text:p>
          </table:table-cell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SB20_Trim_Inter6K</text:p>
          </table:table-cell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SB20_HS_BIST</text:p>
          </table:table-cell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SB20_FSLS_BIST</text:p>
          </table:table-cell>
          <table:table-cell office:value-type="float" office:value="615" calcext:value-type="float">
            <text:p>6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SI_BG_TRIM</text:p>
          </table:table-cell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SI_ODT_TRIM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SI2P2_BG_TRIM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SI2P2_ODT_TRIM</text:p>
          </table:table-cell>
          <table:table-cell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SI_ODT_TRIM</text:p>
          </table:table-cell>
          <table:table-cell office:value-type="float" office:value="626" calcext:value-type="float">
            <text:p>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SBIST_DSI_CSI2P2M_A</text:p>
          </table:table-cell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SBIST_DSI_CSI2P2M_B</text:p>
          </table:table-cell>
          <table:table-cell office:value-type="float" office:value="628" calcext:value-type="float">
            <text:p>6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PBIST_DSI_CSI2P2</text:p>
          </table:table-cell>
          <table:table-cell office:value-type="float" office:value="629" calcext:value-type="float">
            <text:p>6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SBIST_DSI_CSI2P2S_A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SBIST_DSI_CSI2P2S_B</text:p>
          </table:table-cell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SBIST_CSI2P2M_CSI_A</text:p>
          </table:table-cell>
          <table:table-cell office:value-type="float" office:value="632" calcext:value-type="float">
            <text:p>6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SBIST_CSI2P2M_CSI_B</text:p>
          </table:table-cell>
          <table:table-cell office:value-type="float" office:value="633" calcext:value-type="float">
            <text:p>6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PBIST_CSI2P2M_CSI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SEN_ADC_LDO_CAL</text:p>
          </table:table-cell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SEN_ADC_BIST</text:p>
          </table:table-cell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RXCAL</text:p>
          </table:table-cell>
          <table:table-cell office:value-type="float" office:value="651" calcext:value-type="float">
            <text:p>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RXCAL</text:p>
          </table:table-cell>
          <table:table-cell office:value-type="float" office:value="652" calcext:value-type="float">
            <text:p>6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RXCAL</text:p>
          </table:table-cell>
          <table:table-cell office:value-type="float" office:value="653" calcext:value-type="float">
            <text:p>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RXCAL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TXCAL</text:p>
          </table:table-cell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TXCAL</text:p>
          </table:table-cell>
          <table:table-cell office:value-type="float" office:value="656" calcext:value-type="float">
            <text:p>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FS_PHASE_BIST_CMode_RX0</text:p>
          </table:table-cell>
          <table:table-cell office:value-type="float" office:value="657" calcext:value-type="float">
            <text:p>6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FS_PHASE_BIST_VMode_RX0</text:p>
          </table:table-cell>
          <table:table-cell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FS_PHASE_BIST_CMode_RX1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FS_PHASE_BIST_VMode_RX1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DSRF_FS_PHASE_BIST_VMode_RX1</text:p>
          </table:table-cell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DR_VREF_NV_Judge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DR_VREF_HV_Judge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DR_VREF_LV_Judge</text:p>
          </table:table-cell>
          <table:table-cell office:value-type="float" office:value="667" calcext:value-type="float">
            <text:p>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Leakage_VDDCORE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Leakage_VDDCORE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Leakage_VDDCORE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Leakage_VDDARM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Leakage_VDDARM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Leakage_VDDARM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Pad_VDDCORE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wer_Switch_Pad_VDDARM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ep_Sleep_Leakage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CHAIN</text:p>
          </table:table-cell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2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3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4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5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6</text:p>
          </table:table-cell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7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8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CHAIN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1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2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3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4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5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6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7</text:p>
          </table:table-cell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8</text:p>
          </table:table-cell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CHAIN1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_DVS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1_DVS</text:p>
          </table:table-cell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1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2</text:p>
          </table:table-cell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3</text:p>
          </table:table-cell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4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5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TRANS_CHAIN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TRANS_1</text:p>
          </table:table-cell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TRANS_2</text:p>
          </table:table-cell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TRANS_3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TRANS_4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1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2</text:p>
          </table:table-cell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3</text:p>
          </table:table-cell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4</text:p>
          </table:table-cell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9</text:p>
          </table:table-cell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0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1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2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3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TRANS_6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GPU_TRANS_1</text:p>
          </table:table-cell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GPU_TRANS_2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GPU_TRANS_3</text:p>
          </table:table-cell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GPU_TRANS_4</text:p>
          </table:table-cell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1_REF13M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2_REF13M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3_REF13M</text:p>
          </table:table-cell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4_REF13M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_HV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STUCK_1_LV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1_HV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1_STUCK_1_LV</text:p>
          </table:table-cell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A53_TOP_PEMU_HV</text:p>
          </table:table-cell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RAM_ALL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ROM_ALL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A53_TOP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MBIST_A53_TOP_PEMU_REF13M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MBIST_A53_TOP_REF13M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A53_TOP_PEMU_LV</text:p>
          </table:table-cell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A53_TOP_HV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A53_TOP_LV</text:p>
          </table:table-cell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1_part1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0_CA53_TRANS_1_part2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SUB0_CA53_TRANS_1_REF13M_part1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SUB0_CA53_TRANS_1_REF13M_part2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NNING_Code</text:p>
          </table:table-cell>
          <table:table-cell office:value-type="float" office:value="561" calcext:value-type="float">
            <text:p>5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MBIST_RAM_ALL_NoA53_DVS</text:p>
          </table:table-cell>
          <table:table-cell office:value-type="float" office:value="4711" calcext:value-type="float">
            <text:p>47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MBIST_RAM_ALL_NoA53_PEMU_DVS</text:p>
          </table:table-cell>
          <table:table-cell office:value-type="float" office:value="4712" calcext:value-type="float">
            <text:p>4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RAM_ALL_NoA53_PEMU_HV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RAM_ALL_NoA53_PEMU_LV</text:p>
          </table:table-cell>
          <table:table-cell office:value-type="float" office:value="4714" calcext:value-type="float">
            <text:p>4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RAM_ALL_NoA53_HV</text:p>
          </table:table-cell>
          <table:table-cell office:value-type="float" office:value="4715" calcext:value-type="float">
            <text:p>4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BIST_RAM_ALL_NoA53_LV</text:p>
          </table:table-cell>
          <table:table-cell office:value-type="float" office:value="4716" calcext:value-type="float">
            <text:p>4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RingOSC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eakage0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eakage1</text:p>
          </table:table-cell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_TIE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_Pull0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_Pull1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DR_IO_0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DR_IO_1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Good_F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PASS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Good_T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SS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Good_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SS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Good_O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SS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GNSS_ADC</text:p>
          </table:table-cell>
          <table:table-cell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RX_GPS_BDS_Max_Gain</text:p>
          </table:table-cell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RX_GPS_BDS_Max_Gain</text:p>
          </table:table-cell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FM_RX_Min</text:p>
          </table:table-cell>
          <table:table-cell office:value-type="float" office:value="733" calcext:value-type="float">
            <text:p>733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FM_RX_Max_GAIN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FM_RX_Max_GAIN_78_LONG</text:p>
          </table:table-cell>
          <table:table-cell office:value-type="float" office:value="731" calcext:value-type="float">
            <text:p>73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RX_Max_GAIN</text:p>
          </table:table-cell>
          <table:table-cell office:value-type="float" office:value="730" calcext:value-type="float">
            <text:p>730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RX_Min_GAIN_2441</text:p>
          </table:table-cell>
          <table:table-cell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RX_DEVM_8PSK_2441</text:p>
          </table:table-cell>
          <table:table-cell office:value-type="float" office:value="728" calcext:value-type="float">
            <text:p>72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RX_Max_GAIN_2441</text:p>
          </table:table-cell>
          <table:table-cell office:value-type="float" office:value="727" calcext:value-type="float">
            <text:p>727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TX_CW_POWER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TX_ACPR_8PSK_2441</text:p>
          </table:table-cell>
          <table:table-cell office:value-type="float" office:value="725" calcext:value-type="float">
            <text:p>725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TX_DEVM_8PSK_2441</text:p>
          </table:table-cell>
          <table:table-cell office:value-type="float" office:value="724" calcext:value-type="float">
            <text:p>724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DAC_TX_POWER_2441</text:p>
          </table:table-cell>
          <table:table-cell office:value-type="float" office:value="723" calcext:value-type="float">
            <text:p>723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DAC_TX_POWER_2441_before</text:p>
          </table:table-cell>
          <table:table-cell office:value-type="float" office:value="7234" calcext:value-type="float">
            <text:p>7234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BT_TX_POWER_2441</text:p>
          </table:table-cell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RX_Max_GAIN</text:p>
          </table:table-cell>
          <table:table-cell office:value-type="float" office:value="721" calcext:value-type="float">
            <text:p>72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RX_Min_GAIN_2441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RX_EVM_64QAM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RX_EVM_8PSK</text:p>
          </table:table-cell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RX_Mid_GAIN_2441</text:p>
          </table:table-cell>
          <table:table-cell office:value-type="float" office:value="717" calcext:value-type="float">
            <text:p>717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RX_Max_GAIN_2441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EVM_QPSK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EVM_64QAM</text:p>
          </table:table-cell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POWER_2441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RSSI_ADC_120MHz</text:p>
          </table:table-cell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ISM_ADC_120MHz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FM_ADC_64MHz</text:p>
          </table:table-cell>
          <table:table-cell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ISM_DAC</text:p>
          </table:table-cell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V_Cal</text:p>
          </table:table-cell>
          <table:table-cell office:value-type="float" office:value="704" calcext:value-type="float">
            <text:p>704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R_Cal</text:p>
          </table:table-cell>
          <table:table-cell office:value-type="float" office:value="703" calcext:value-type="float">
            <text:p>703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tatus_Reg_Readback_2484_FAIL</text:p>
          </table:table-cell>
          <table:table-cell office:value-type="float" office:value="6028" calcext:value-type="float">
            <text:p>602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Power_dBmMax_2484_FAIL</text:p>
          </table:table-cell>
          <table:table-cell office:value-type="float" office:value="6027" calcext:value-type="float">
            <text:p>6027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tatus_Reg_Readback_2412_FAIL</text:p>
          </table:table-cell>
          <table:table-cell office:value-type="float" office:value="6026" calcext:value-type="float">
            <text:p>602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Power_dBmMax_2412_FAIL</text:p>
          </table:table-cell>
          <table:table-cell office:value-type="float" office:value="6025" calcext:value-type="float">
            <text:p>6025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20M_64QAM11g_2441_FAIL</text:p>
          </table:table-cell>
          <table:table-cell office:value-type="float" office:value="6023" calcext:value-type="float">
            <text:p>6023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20P_64QAM11g_2441_FAIL</text:p>
          </table:table-cell>
          <table:table-cell office:value-type="float" office:value="6022" calcext:value-type="float">
            <text:p>6022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11M_64QAM11g_2441_FAIL</text:p>
          </table:table-cell>
          <table:table-cell office:value-type="float" office:value="6021" calcext:value-type="float">
            <text:p>602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11P_64QAM11g_2441_FAIL</text:p>
          </table:table-cell>
          <table:table-cell office:value-type="float" office:value="6020" calcext:value-type="float">
            <text:p>6020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22M_QPSK11b_2441_FAIL</text:p>
          </table:table-cell>
          <table:table-cell office:value-type="float" office:value="6019" calcext:value-type="float">
            <text:p>6019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22P_QPSK11b_2441_FAIL</text:p>
          </table:table-cell>
          <table:table-cell office:value-type="float" office:value="6018" calcext:value-type="float">
            <text:p>601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11M_QPSK11b_2441_FAIL</text:p>
          </table:table-cell>
          <table:table-cell office:value-type="float" office:value="6017" calcext:value-type="float">
            <text:p>6017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TX_SPECTRAL_MASK_11P_QPSK11b_2441_FAIL</text:p>
          </table:table-cell>
          <table:table-cell office:value-type="float" office:value="6016" calcext:value-type="float">
            <text:p>601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WLAN_DAC_TX_POWER_2441_QA</text:p>
          </table:table-cell>
          <table:table-cell office:value-type="float" office:value="7231" calcext:value-type="float">
            <text:p>723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20</text:p>
          </table:table-cell>
          <table:table-cell/>
        </table:table-row>
        <table:table-row table:style-name="ro1">
          <table:table-cell office:value-type="string" calcext:value-type="string">
            <text:p>EEPROM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ynamic_bind</text:p>
          </table:table-cell>
          <table:table-cell office:value-type="float" office:value="999" calcext:value-type="float">
            <text:p>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string" calcext:value-type="string">
            <text:p>Exception_bind</text:p>
          </table:table-cell>
          <table:table-cell office:value-type="float" office:value="998" calcext:value-type="float">
            <text:p>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hrystone_1G7_1p14</text:p>
          </table:table-cell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power_1G7_1p14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hrystone_1G1_0p92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power_1G1_0p92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use_read_all_QA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uk_efuse_write</text:p>
          </table:table-cell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Main_Tests__" table:style-name="ta1">
        <table:table-column table:style-name="co8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2" table:number-rows-spanned="1">
            <text:p>High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table:number-columns-repeated="4"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 office:value-type="string" calcext:value-type="string">
            <text:p/>
          </table:covered-table-cell>
        </table:table-row>
        <table:table-row table:style-name="ro1">
          <table:table-cell office:value-type="string" calcext:value-type="string">
            <text:p>OS.Relay_Switch_Restore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59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chain_1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560</text:p>
          </table:table-cell>
          <table:table-cell office:value-type="string" calcext:value-type="string">
            <text:p>Functional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chain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561</text:p>
          </table:table-cell>
          <table:table-cell office:value-type="string" calcext:value-type="string">
            <text:p>Functional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562</text:p>
          </table:table-cell>
          <table:table-cell office:value-type="string" calcext:value-type="string">
            <text:p>Functional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test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563</text:p>
          </table:table-cell>
          <table:table-cell office:value-type="string" calcext:value-type="string">
            <text:p>Functional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IST.FT_MBIST_TOP_1xtclk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564</text:p>
          </table:table-cell>
          <table:table-cell office:value-type="string" calcext:value-type="string">
            <text:p>Functional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L.PLL_ATE_FREQ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6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L.PLL_FREQ_BIST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6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PC.APC_Calibration_2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6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PC.APC_Calibration_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68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SB.Relay_Switch_Con45ohm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69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SB.Relay_Switch_Con15Kohm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0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VDSRF.TX_RX0_ON_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VDSRF.TX_RX1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2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VDSRF.TX_RX0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DAC_TX_Max_POWER_2448_noTTR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DAC_TX_Max_POWER_2448_TTR.BT_DAC_TX_Max_POWER_2448_setup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B_TX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INIT_TX_BT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INIT_TX_BT_2402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8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INIT_TX_BT_244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79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INIT_TX_BT_2480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0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B_DAC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noTTR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2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_setup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B_ADC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noTTR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TTR.BT_ADC_setup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RSSI_noTTR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RSSI_TTR.BT_ADC_RSSI_setup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8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FM_ADC_noTTR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89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FM_ADC_TTR.FM_ADC_setup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0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B_RX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INIT_RX_BT_2448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2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B_RX_ON_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INIT_RX_BT_2402_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B_RX_ON_2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INIT_RX_BT_2402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INIT_RX_BT_244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INIT_RX_BT_2480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8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FM_ON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599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INIT_RX_FM_LONG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600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FM_RX_87_mod_SINAD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60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INIT_RX_FM_SHORT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602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DR.DDR_DMC_BIST_noTTR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60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DR.debug.parallel_down_debug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604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Relay_Switch_Restore_1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70605</text:p>
          </table:table-cell>
          <table:table-cell table:number-columns-repeated="8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00/00/0000</text:date>, <text:time style:data-style-name="N2" text:time-value="11:06:33.496566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21-08-05T11:07:14.694037648</dc:date>
    <meta:editing-duration>PT2H51M36S</meta:editing-duration>
    <meta:editing-cycles>17</meta:editing-cycles>
    <meta:document-statistic meta:table-count="8" meta:cell-count="1806" meta:object-count="0"/>
  </office:meta>
</office:document-meta>
</file>